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ulkcomp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allID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9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9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</table:table>
      <table:table table:name="initRZ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allID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9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9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</table:table>
      <table:table table:name="temperatur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allIDX</text:p>
          </table:table-cell>
          <table:table-cell office:value-type="string" calcext:value-type="string">
            <text:p>Temperatu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400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400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400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400" office:value-type="float" office:value="400" calcext:value-type="float">
            <text:p>400</text:p>
          </table:table-cell>
        </table:table-row>
      </table:table>
      <table:table table:name="dx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allIDX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0" office:value-type="float" office:value="10" calcext:value-type="float">
            <text:p>10</text:p>
          </table:table-cell>
        </table:table-row>
      </table:table>
      <table:table table:name="angl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allIDX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09:11:12.134696826</meta:creation-date>
    <dc:date>2023-03-13T08:32:32.648101350</dc:date>
    <meta:editing-duration>PT31M56S</meta:editing-duration>
    <meta:editing-cycles>8</meta:editing-cycles>
    <meta:generator>LibreOffice/7.5.1.2$Linux_X86_64 LibreOffice_project/50$Build-2</meta:generator>
    <meta:document-statistic meta:table-count="5" meta:cell-count="1330" meta:object-count="0"/>
  </office:meta>
</office:document-meta>
</file>